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a50b1" officeooo:paragraph-rsid="001a50b1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style:text-underline-style="none" fo:font-weight="normal" officeooo:rsid="001a50b1" officeooo:paragraph-rsid="001a50b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1b6e30" officeooo:paragraph-rsid="001b6e3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ccb33" officeooo:paragraph-rsid="001ccb3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e8c46" officeooo:paragraph-rsid="001e8c46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1fcfc6" officeooo:paragraph-rsid="001fcfc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25d580" officeooo:paragraph-rsid="0025d58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26a1d7" officeooo:paragraph-rsid="0026a1d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2988da" officeooo:paragraph-rsid="002988d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c46"/>
    </style:style>
    <style:style style:name="T3" style:family="text">
      <style:text-properties officeooo:rsid="00210e5d"/>
    </style:style>
    <style:style style:name="T4" style:family="text">
      <style:text-properties officeooo:rsid="0024fc2f"/>
    </style:style>
    <style:style style:name="T5" style:family="text">
      <style:text-properties officeooo:rsid="0026a1d7"/>
    </style:style>
    <style:style style:name="T6" style:family="text">
      <style:text-properties officeooo:rsid="002872d8"/>
    </style:style>
    <style:style style:name="T7" style:family="text">
      <style:text-properties officeooo:rsid="002a96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502 Architecture</text:p>
      <text:list xml:id="list704594116316323859" text:style-name="L1">
        <text:list-item>
          <text:p text:style-name="P2">Modern computer architecture is based off aan architecture called the Van Neumann architecture. <text:s/>It’s divided into two main parts: <text:s/>A) CPU and B) memory.</text:p>
        </text:list-item>
        <text:list-item>
          <text:p text:style-name="P2">Structure of computer memory – Von Neumann architecture also says computer data and programs live In memory. <text:s/>Both are accessed and stored the same way.</text:p>
        </text:list-item>
        <text:list-item>
          <text:p text:style-name="P3">The CPU reads in instructions from memory one at a time and executes them in a fetch-execute cycle. <text:s/>To accomplish this, the CPU contains the following elements:</text:p>
          <text:list>
            <text:list-item>
              <text:p text:style-name="P3">CPU fetches from the <text:span text:style-name="T1">program counter (PC) </text:span>– holds the location of the next instruction to be executed</text:p>
            </text:list-item>
            <text:list-item>
              <text:p text:style-name="P3">The Program Counter passes on to the <text:span text:style-name="T1">instruction decoder</text:span> – figures out what the instruction means </text:p>
            </text:list-item>
            <text:list-item>
              <text:p text:style-name="P4">Data is stored and loaded memory locations on the <text:span text:style-name="T1">data bus</text:span> – the physical connection between the CPU and memory.</text:p>
            </text:list-item>
            <text:list-item>
              <text:p text:style-name="P4">The data bus can host <text:span text:style-name="T1">general &amp; special purpose registers</text:span> – memory locations used by <text:span text:style-name="T2">the CPU; general registers can be used for anything while special registers are reserved for specific purposes.</text:span></text:p>
            </text:list-item>
            <text:list-item>
              <text:p text:style-name="P5">Data is then passed to <text:span text:style-name="T1">arithmetic/logic unit</text:span> – decoded instructions are further processed and instructions are executed. <text:s/>After calculations are complete, results are placed on the bata bus in the appropriate locations specified by the instruction.</text:p>
            </text:list-item>
          </text:list>
        </text:list-item>
        <text:list-item>
          <text:p text:style-name="P6">The 6502 registers include an 8-bit accumulator (A), two 8-bit general index registers (X, Y), <text:s/>7 processor status flag bits (P), an 8-bit stack pointer (S), and a 16-bit program counter (PC).</text:p>
        </text:list-item>
        <text:list-item>
          <text:p text:style-name="P6">The stack’s address space is hardwired to memory page $01, i.e., the address range $0100-$01FF (256-511). <text:s/>Software access to the stack is done via four implied addressing mode instructions, whose <text:span text:style-name="T3">functions</text:span> are to push or pop (pull) the accumulator or the process status register. <text:s/>The same stack is also used for subroutine calls via JSR (Jump to Subroutine) and RTS (Return From Subroutine) instructions and for interrupt handling. <text:s/><text:span text:style-name="T4">Since the stack is 16 bit (1 word), it is possible to nest subroutines up to 128 levels deep.</text:span></text:p>
        </text:list-item>
        <text:list-item>
          <text:p text:style-name="P7">The processor status (P) is not directly accessible by any 6502 instruction, but have instructions that test the existence of status bits in the register:</text:p>
          <text:list>
            <text:list-item>
              <text:p text:style-name="P7">Bit 7; <text:s/>Negative (N) – set if the accumulator is set</text:p>
            </text:list-item>
            <text:list-item>
              <text:p text:style-name="P7">Bit 6; Overflow (V) – set if the arithmetic operation produces an invalid signed result. <text:s/>I.e, when adding results in a negative and subtracting results in a positive.</text:p>
            </text:list-item>
            <text:list-item>
              <text:p text:style-name="P8">Bit 5; unused.</text:p>
            </text:list-item>
            <text:list-item>
              <text:p text:style-name="P7">Bit <text:span text:style-name="T5">4</text:span>; Break (B) – <text:span text:style-name="T5">set if an interrupt is caused by the BRK instructin, reset if caused by an external interrupt</text:span></text:p>
            </text:list-item>
            <text:list-item>
              <text:p text:style-name="P8">Bit 3; Decimal (D) – set if decimal mode is active. <text:s/>NES does not have a decimal mode.</text:p>
            </text:list-item>
            <text:list-item>
              <text:p text:style-name="P8">Bit 2; IRQ Disable (I) – set if maskable interrupts are disabled. <text:s/><text:span text:style-name="T6">SEI instruction sets and and the CLI instruction clears.</text:span></text:p>
            </text:list-item>
            <text:list-item>
              <text:p text:style-name="P9">Bit 1; Zero (Z) – set if the result of the last operation was 0.</text:p>
            </text:list-item>
            <text:list-item>
              <text:p text:style-name="P9">Bit 0; Carry © - set if the last operation caused an overflow from bit 7 <text:span text:style-name="T7">(add produced a carry) </text:span>or an underflow from bit 0 <text:span text:style-name="T7">(subtraction produced a borrow)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1:27:20.106943215</meta:creation-date>
    <dc:date>2017-06-26T22:41:35.974939991</dc:date>
    <meta:editing-duration>PT1H4M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499" meta:character-count="2904" meta:non-whitespace-character-count="2418"/>
  </office:meta>
</office:document-meta>
</file>